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GridURLBuilder.getQueryParamsForPrevious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DataGridURLBuilder.addPagerParams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ataGridURLBuilder.addFilterParams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ataGridURLBuilder.getPagerParam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ataGridURLBuilder.getDataGri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URLBuilder.mergeMaps( Map curr , Map mer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DataGridURLBuilder.getQueryParamsForFir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DataGridURLBuilder.getQueryParamsForLa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DataGridURLBuilder.get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GridURLBuilder.DefaultDataGridURLBuilder( DefaultDataGridState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URLBuilder.addSortParams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ataGridURLBuilder.getQueryParamsForNex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DataGridURLBuilder.getPagerRowQueryParam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URLBuilder.buildSortQueryParamsMap( String sort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faultDataGridURLBuilder.transformMap( Map 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